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1D100001FD1000016A005423A8C58EE81DA.svg" manifest:media-type="image/svg+xml"/>
  <manifest:file-entry manifest:full-path="Pictures/1000000100000134000000DB24DE5E141D7524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ternateGothic2 BT" svg:font-family="'AlternateGothic2 BT'" style:font-family-generic="swiss" style:font-pitch="variable"/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32pt" fo:letter-spacing="-0.018cm" officeooo:rsid="00029af1" officeooo:paragraph-rsid="00029af1" style:font-size-asian="32pt" style:font-size-complex="32pt"/>
    </style:style>
    <style:style style:name="P2" style:family="paragraph" style:parent-style-name="Standard">
      <style:text-properties style:font-name="Carlito" fo:font-size="48pt" fo:letter-spacing="-0.018cm" officeooo:rsid="00029af1" officeooo:paragraph-rsid="00029af1" style:font-size-asian="48pt" style:font-size-complex="48pt"/>
    </style:style>
    <style:style style:name="P3" style:family="paragraph" style:parent-style-name="Standard">
      <style:paragraph-properties fo:text-align="end" style:justify-single-word="false"/>
      <style:text-properties style:font-name="Carlito" fo:font-size="48pt" fo:letter-spacing="-0.018cm" officeooo:rsid="00029af1" officeooo:paragraph-rsid="000de8d4" style:font-size-asian="48pt" style:font-size-complex="48pt"/>
    </style:style>
    <style:style style:name="P4" style:family="paragraph" style:parent-style-name="Standard">
      <style:text-properties style:font-name="Carlito" fo:font-size="72pt" fo:letter-spacing="-0.018cm" officeooo:rsid="00029af1" officeooo:paragraph-rsid="000de8d4" style:font-size-asian="72pt" style:font-size-complex="72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-6.451cm" svg:y="1cm" svg:width="7.484cm" svg:height="5.33cm" draw:z-index="0">
        <draw:image xlink:href="Pictures/100061D100001FD1000016A005423A8C58EE81DA.svg" xlink:type="simple" xlink:show="embed" xlink:actuate="onLoad" draw:mime-type="image/svg+xml"/>
        <draw:image xlink:href="Pictures/1000000100000134000000DB24DE5E141D7524FE.png" xlink:type="simple" xlink:show="embed" xlink:actuate="onLoad" draw:mime-type="image/png"/>
      </draw:frame>
      <text:p text:style-name="P1"/>
      <text:p text:style-name="P1"/>
      <text:p text:style-name="P1"/>
      <text:p text:style-name="P1"/>
      <text:p text:style-name="P2"/>
      <text:p text:style-name="P4">Freie Netze</text:p>
      <text:p text:style-name="P4">München e.V.</text:p>
      <text:p text:style-name="P2"/>
      <text:p text:style-name="P3">...mehr als</text:p>
      <text:p text:style-name="P3"><text:span text:style-name="T1">nur Router aufstellen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ternateGothic2 BT" svg:font-family="'AlternateGothic2 BT'" style:font-family-generic="swiss" style:font-pitch="variable"/>
    <style:font-face style:name="Carlito" svg:font-family="Carlito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6:12:12.152000000</dc:date>
    <meta:editing-duration>PT35M34S</meta:editing-duration>
    <meta:editing-cycles>7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4" meta:word-count="9" meta:character-count="56" meta:non-whitespace-character-count="51"/>
  </office:meta>
</office:document-meta>
</file>